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584in" table:align="left"/>
    </style:style>
    <style:style style:name="Table1.A" style:family="table-column">
      <style:table-column-properties style:column-width="1.0882in"/>
    </style:style>
    <style:style style:name="Table1.B" style:family="table-column">
      <style:table-column-properties style:column-width="1.016in"/>
    </style:style>
    <style:style style:name="Table1.C" style:family="table-column">
      <style:table-column-properties style:column-width="0.8556in"/>
    </style:style>
    <style:style style:name="Table1.D" style:family="table-column">
      <style:table-column-properties style:column-width="0.7403in"/>
    </style:style>
    <style:style style:name="Table1.E" style:family="table-column">
      <style:table-column-properties style:column-width="0.6563in"/>
    </style:style>
    <style:style style:name="Table1.F" style:family="table-column">
      <style:table-column-properties style:column-width="0.7306in"/>
    </style:style>
    <style:style style:name="Table1.G" style:family="table-column">
      <style:table-column-properties style:column-width="1.497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Heading_20_3">
      <style:text-properties fo:font-size="6pt" style:font-size-asian="5.25pt" style:font-size-complex="6pt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1"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2">
      <style:text-properties fo:font-size="6pt" style:font-size-asian="5.25pt" style:font-size-complex="6pt"/>
    </style:style>
    <style:style style:name="P50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3">
      <style:text-properties fo:font-size="6pt" style:font-size-asian="5.25pt" style:font-size-complex="6pt"/>
    </style:style>
    <style:style style:name="P52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4">
      <style:text-properties fo:font-size="6pt" style:font-size-asian="5.25pt" style:font-size-complex="6pt"/>
    </style:style>
    <style:style style:name="P54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5">
      <style:text-properties fo:font-size="6pt" style:font-size-asian="5.25pt" style:font-size-complex="6pt"/>
    </style:style>
    <style:style style:name="P56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6">
      <style:text-properties fo:font-size="6pt" style:font-size-asian="5.25pt" style:font-size-complex="6pt"/>
    </style:style>
    <style:style style:name="P58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9" style:family="paragraph" style:parent-style-name="Text_20_body" style:list-style-name="L27">
      <style:text-properties fo:font-size="6pt" style:font-size-asian="5.25pt" style:font-size-complex="6pt"/>
    </style:style>
    <style:style style:name="P60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1" style:family="paragraph" style:parent-style-name="Text_20_body" style:list-style-name="L28">
      <style:text-properties fo:font-size="6pt" style:font-size-asian="5.25pt" style:font-size-complex="6pt"/>
    </style:style>
    <style:style style:name="P62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3" style:family="paragraph" style:parent-style-name="Text_20_body" style:list-style-name="L29">
      <style:text-properties fo:font-size="6pt" style:font-size-asian="5.25pt" style:font-size-complex="6pt"/>
    </style:style>
    <style:style style:name="P64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5" style:family="paragraph" style:parent-style-name="Text_20_body" style:list-style-name="L30">
      <style:text-properties fo:font-size="6pt" style:font-size-asian="5.25pt" style:font-size-complex="6pt"/>
    </style:style>
    <style:style style:name="P66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7" style:family="paragraph" style:parent-style-name="Text_20_body" style:list-style-name="L31">
      <style:text-properties fo:font-size="6pt" style:font-size-asian="5.25pt" style:font-size-complex="6pt"/>
    </style:style>
    <style:style style:name="P68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9" style:family="paragraph" style:parent-style-name="Text_20_body" style:list-style-name="L32">
      <style:text-properties fo:font-size="6pt" style:font-size-asian="5.25pt" style:font-size-complex="6pt"/>
    </style:style>
    <style:style style:name="P70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1" style:family="paragraph" style:parent-style-name="Text_20_body" style:list-style-name="L33">
      <style:text-properties fo:font-size="6pt" style:font-size-asian="5.25pt" style:font-size-complex="6pt"/>
    </style:style>
    <style:style style:name="P72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3" style:family="paragraph" style:parent-style-name="Text_20_body" style:list-style-name="L34">
      <style:text-properties fo:font-size="6pt" style:font-size-asian="5.25pt" style:font-size-complex="6pt"/>
    </style:style>
    <style:style style:name="P74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5" style:family="paragraph" style:parent-style-name="Text_20_body" style:list-style-name="L35">
      <style:text-properties fo:font-size="6pt" style:font-size-asian="5.25pt" style:font-size-complex="6pt"/>
    </style:style>
    <style:style style:name="P76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7" style:family="paragraph" style:parent-style-name="Text_20_body" style:list-style-name="L36">
      <style:text-properties fo:font-size="6pt" style:font-size-asian="5.25pt" style:font-size-complex="6pt"/>
    </style:style>
    <style:style style:name="P78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79" style:family="paragraph" style:parent-style-name="Text_20_body" style:list-style-name="L37">
      <style:text-properties fo:font-size="6pt" style:font-size-asian="5.25pt" style:font-size-complex="6pt"/>
    </style:style>
    <style:style style:name="P80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1" style:family="paragraph" style:parent-style-name="Text_20_body" style:list-style-name="L38">
      <style:text-properties fo:font-size="6pt" style:font-size-asian="5.25pt" style:font-size-complex="6pt"/>
    </style:style>
    <style:style style:name="P82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3" style:family="paragraph" style:parent-style-name="Text_20_body" style:list-style-name="L39">
      <style:text-properties fo:font-size="6pt" style:font-size-asian="5.25pt" style:font-size-complex="6pt"/>
    </style:style>
    <style:style style:name="P84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5" style:family="paragraph" style:parent-style-name="Text_20_body" style:list-style-name="L40">
      <style:text-properties fo:font-size="6pt" style:font-size-asian="5.25pt" style:font-size-complex="6pt"/>
    </style:style>
    <style:style style:name="P86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7" style:family="paragraph" style:parent-style-name="Text_20_body" style:list-style-name="L41">
      <style:text-properties fo:font-size="6pt" style:font-size-asian="5.25pt" style:font-size-complex="6pt"/>
    </style:style>
    <style:style style:name="P88" style:family="paragraph" style:parent-style-name="Text_20_body" style:list-style-name="L42">
      <style:paragraph-properties fo:margin-top="0in" fo:margin-bottom="0in" style:contextual-spacing="false"/>
      <style:text-properties fo:font-size="6pt" style:font-size-asian="5.25pt" style:font-size-complex="6pt"/>
    </style:style>
    <style:style style:name="P89" style:family="paragraph" style:parent-style-name="Text_20_body" style:list-style-name="L42">
      <style:text-properties fo:font-size="6pt" style:font-size-asian="5.25pt" style:font-size-complex="6pt"/>
    </style:style>
    <style:style style:name="P90" style:family="paragraph" style:parent-style-name="Text_20_body" style:list-style-name="L43">
      <style:paragraph-properties fo:margin-top="0in" fo:margin-bottom="0in" style:contextual-spacing="false"/>
      <style:text-properties fo:font-size="6pt" style:font-size-asian="5.25pt" style:font-size-complex="6pt"/>
    </style:style>
    <style:style style:name="P91" style:family="paragraph" style:parent-style-name="Text_20_body" style:list-style-name="L43">
      <style:text-properties fo:font-size="6pt" style:font-size-asian="5.25pt" style:font-size-complex="6pt"/>
    </style:style>
    <style:style style:name="P92" style:family="paragraph" style:parent-style-name="Text_20_body" style:list-style-name="L44">
      <style:paragraph-properties fo:margin-top="0in" fo:margin-bottom="0in" style:contextual-spacing="false"/>
      <style:text-properties fo:font-size="6pt" style:font-size-asian="5.25pt" style:font-size-complex="6pt"/>
    </style:style>
    <style:style style:name="P93" style:family="paragraph" style:parent-style-name="Text_20_body" style:list-style-name="L44">
      <style:text-properties fo:font-size="6pt" style:font-size-asian="5.25pt" style:font-size-complex="6pt"/>
    </style:style>
    <style:style style:name="P94" style:family="paragraph" style:parent-style-name="Text_20_body" style:list-style-name="L45">
      <style:paragraph-properties fo:margin-top="0in" fo:margin-bottom="0in" style:contextual-spacing="false"/>
      <style:text-properties fo:font-size="6pt" style:font-size-asian="5.25pt" style:font-size-complex="6pt"/>
    </style:style>
    <style:style style:name="P95" style:family="paragraph" style:parent-style-name="Text_20_body" style:list-style-name="L45">
      <style:text-properties fo:font-size="6pt" style:font-size-asian="5.25pt" style:font-size-complex="6pt"/>
    </style:style>
    <style:style style:name="P96" style:family="paragraph" style:parent-style-name="Text_20_body" style:list-style-name="L46">
      <style:paragraph-properties fo:margin-top="0in" fo:margin-bottom="0in" style:contextual-spacing="false"/>
      <style:text-properties fo:font-size="6pt" style:font-size-asian="5.25pt" style:font-size-complex="6pt"/>
    </style:style>
    <style:style style:name="P97" style:family="paragraph" style:parent-style-name="Text_20_body" style:list-style-name="L46">
      <style:text-properties fo:font-size="6pt" style:font-size-asian="5.25pt" style:font-size-complex="6pt"/>
    </style:style>
    <style:style style:name="P98" style:family="paragraph" style:parent-style-name="Text_20_body" style:list-style-name="L47">
      <style:paragraph-properties fo:margin-top="0in" fo:margin-bottom="0in" style:contextual-spacing="false"/>
      <style:text-properties fo:font-size="6pt" style:font-size-asian="5.25pt" style:font-size-complex="6pt"/>
    </style:style>
    <style:style style:name="P99" style:family="paragraph" style:parent-style-name="Text_20_body" style:list-style-name="L47">
      <style:text-properties fo:font-size="6pt" style:font-size-asian="5.25pt" style:font-size-complex="6pt"/>
    </style:style>
    <style:style style:name="P100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ILICON VALLEY VC CONTACT LIST</text:h>
      <text:h text:style-name="P2" text:outline-level="2">Target Firms for HOS Platform Investment</text:h>
      <text:p text:style-name="P3"><text:span text:style-name="Strong_20_Emphasis">Last Updated:</text:span> November 24, 2025<text:line-break/><text:span text:style-name="Strong_20_Emphasis">Raise:</text:span> $8M Seed Round<text:line-break/><text:span text:style-name="Strong_20_Emphasis">Strategy:</text:span> Contact 10-15 firms, aim for 3-5 serious conversations, close 1-2 lead investors</text:p>
      <text:p text:style-name="P4"/>
      <text:h text:style-name="P2" text:outline-level="2">TIER 1 - HIGHEST PRIORITY (Defense Tech + Deep Tech Focus)</text:h>
      <text:h text:style-name="P5" text:outline-level="3">1. Founders Fund</text:h>
      <text:p text:style-name="P3"><text:span text:style-name="Strong_20_Emphasis">Focus:</text:span> Contrarian bets, defense tech, transformational technology<text:line-break/><text:span text:style-name="Strong_20_Emphasis">Notable Investments:</text:span> SpaceX, Palantir, Anduril, OpenAI<text:line-break/><text:span text:style-name="Strong_20_Emphasis">Why Perfect Fit:</text:span> Peter Thiel loves contrarian defense tech plays, platform economics, US strategic advantage</text:p>
      <text:p text:style-name="P3"><text:span text:style-name="Strong_20_Emphasis">Partners to Target:</text:span></text:p>
      <text:list text:style-name="L1">
        <text:list-item>
          <text:p text:style-name="P6"><text:span text:style-name="Strong_20_Emphasis">Trae Stephens</text:span> (Partner, Anduril co-founder, defense tech expert) </text:p>
        </text:list-item>
        <text:list-item>
          <text:p text:style-name="P6"><text:span text:style-name="Strong_20_Emphasis">Delian Asparouhov</text:span> (Partner, deep tech focus) </text:p>
        </text:list-item>
        <text:list-item>
          <text:p text:style-name="P7"><text:span text:style-name="Strong_20_Emphasis">John Luttig</text:span> (Principal, platform investments) </text:p>
        </text:list-item>
      </text:list>
      <text:p text:style-name="P3"><text:span text:style-name="Strong_20_Emphasis">Contact Information:</text:span></text:p>
      <text:list text:style-name="L2">
        <text:list-item>
          <text:p text:style-name="P8">Website: foundersfund.com </text:p>
        </text:list-item>
        <text:list-item>
          <text:p text:style-name="P8">General Email: team@foundersfund.com </text:p>
        </text:list-item>
        <text:list-item>
          <text:p text:style-name="P8">Address: One Letterman Drive, Building C, Suite 4600, San Francisco, CA 94129 </text:p>
        </text:list-item>
        <text:list-item>
          <text:p text:style-name="P9">Phone: (415) 283-0500 </text:p>
        </text:list-item>
      </text:list>
      <text:p text:style-name="P3"><text:span text:style-name="Strong_20_Emphasis">Approach:</text:span></text:p>
      <text:list text:style-name="L3">
        <text:list-item>
          <text:p text:style-name="P10">Emphasize: Defense applications, US-Israel partnership, platform play </text:p>
        </text:list-item>
        <text:list-item>
          <text:p text:style-name="P10">Hook: "The Palantir of robotics - dual-use platform for military + civilian" </text:p>
        </text:list-item>
        <text:list-item>
          <text:p text:style-name="P11">Reference: Anduril precedent (defense startup, now $8B+ valuation) </text:p>
        </text:list-item>
      </text:list>
      <text:p text:style-name="P4"/>
      <text:h text:style-name="P5" text:outline-level="3">2. Lux Capital</text:h>
      <text:p text:style-name="P3"><text:span text:style-name="Strong_20_Emphasis">Focus:</text:span> Deep tech, dual-use technology, science-based ventures<text:line-break/><text:span text:style-name="Strong_20_Emphasis">Notable Investments:</text:span> Anduril, Epirus, Shield AI, Relativity Space<text:line-break/><text:span text:style-name="Strong_20_Emphasis">Why Perfect Fit:</text:span> Specialized in defense + commercial dual-use, deep tech thesis</text:p>
      <text:p text:style-name="P3"><text:span text:style-name="Strong_20_Emphasis">Partners to Target:</text:span></text:p>
      <text:list text:style-name="L4">
        <text:list-item>
          <text:p text:style-name="P12"><text:span text:style-name="Strong_20_Emphasis">Josh Wolfe</text:span> (Co-founder, deep tech evangelist) </text:p>
        </text:list-item>
        <text:list-item>
          <text:p text:style-name="P12"><text:span text:style-name="Strong_20_Emphasis">Bilal Zuberi</text:span> (Partner, robotics and AI focus) </text:p>
        </text:list-item>
        <text:list-item>
          <text:p text:style-name="P13"><text:span text:style-name="Strong_20_Emphasis">Brandon Reeves</text:span> (Partner, defense tech) </text:p>
        </text:list-item>
      </text:list>
      <text:p text:style-name="P3"><text:span text:style-name="Strong_20_Emphasis">Contact Information:</text:span></text:p>
      <text:list text:style-name="L5">
        <text:list-item>
          <text:p text:style-name="P14">Website: luxcapital.com </text:p>
        </text:list-item>
        <text:list-item>
          <text:p text:style-name="P14">General Email: info@luxcapital.com </text:p>
        </text:list-item>
        <text:list-item>
          <text:p text:style-name="P14">NYC Office: 650 Fifth Avenue, 12th Floor, New York, NY 10019 </text:p>
        </text:list-item>
        <text:list-item>
          <text:p text:style-name="P14">SF Office: 2 Embarcadero Center, Suite 1250, San Francisco, CA 94111 </text:p>
        </text:list-item>
        <text:list-item>
          <text:p text:style-name="P15">Phone: (212) 308-6500 </text:p>
        </text:list-item>
      </text:list>
      <text:p text:style-name="P3"><text:span text:style-name="Strong_20_Emphasis">Approach:</text:span></text:p>
      <text:list text:style-name="L6">
        <text:list-item>
          <text:p text:style-name="P16">Emphasize: Dual-use technology, science-based (quantum, pedagogy, AI) </text:p>
        </text:list-item>
        <text:list-item>
          <text:p text:style-name="P16">Hook: "Platform play in robotics with immediate military applications" </text:p>
        </text:list-item>
        <text:list-item>
          <text:p text:style-name="P17">Reference: Shield AI precedent (autonomous systems, $2.3B valuation) </text:p>
        </text:list-item>
      </text:list>
      <text:p text:style-name="P4"/>
      <text:h text:style-name="P5" text:outline-level="3">3. Shield Capital</text:h>
      <text:p text:style-name="P3"><text:span text:style-name="Strong_20_Emphasis">Focus:</text:span> National security, defense tech, dual-use platforms<text:line-break/><text:span text:style-name="Strong_20_Emphasis">Notable Investments:</text:span> Anduril, SpaceX, Rebellion Defense, Scale AI<text:line-break/><text:span text:style-name="Strong_20_Emphasis">Why Perfect Fit:</text:span> Exclusively focused on national security technology</text:p>
      <text:p text:style-name="P3"><text:span text:style-name="Strong_20_Emphasis">Partners to Target:</text:span></text:p>
      <text:list text:style-name="L7">
        <text:list-item>
          <text:p text:style-name="P18"><text:span text:style-name="Strong_20_Emphasis">Raj Shah</text:span> (Managing Partner, former Defense Innovation Unit) </text:p>
        </text:list-item>
        <text:list-item>
          <text:p text:style-name="P19"><text:span text:style-name="Strong_20_Emphasis">Jennifer Carleton</text:span> (Partner) </text:p>
        </text:list-item>
      </text:list>
      <text:p text:style-name="P3"><text:span text:style-name="Strong_20_Emphasis">Contact Information:</text:span></text:p>
      <text:list text:style-name="L8">
        <text:list-item>
          <text:p text:style-name="P20">Website: shieldcap.com </text:p>
        </text:list-item>
        <text:list-item>
          <text:p text:style-name="P20"><text:soft-page-break/>Email: info@shieldcap.com </text:p>
        </text:list-item>
        <text:list-item>
          <text:p text:style-name="P20">Address: 555 California Street, Suite 4925, San Francisco, CA 94104 </text:p>
        </text:list-item>
        <text:list-item>
          <text:p text:style-name="P21">Phone: (415) 655-0555 </text:p>
        </text:list-item>
      </text:list>
      <text:p text:style-name="P3"><text:span text:style-name="Strong_20_Emphasis">Approach:</text:span></text:p>
      <text:list text:style-name="L9">
        <text:list-item>
          <text:p text:style-name="P22">Emphasize: US-Israel strategic partnership, military applications first </text:p>
        </text:list-item>
        <text:list-item>
          <text:p text:style-name="P22">Hook: "The OS for military robotics - platform that saves soldiers' lives" </text:p>
        </text:list-item>
        <text:list-item>
          <text:p text:style-name="P23">Reference: Your military applications (combat medic, force multiplication) </text:p>
        </text:list-item>
      </text:list>
      <text:p text:style-name="P4"/>
      <text:h text:style-name="P2" text:outline-level="2">TIER 2 - HIGH PRIORITY (AI + Platform Focus)</text:h>
      <text:h text:style-name="P5" text:outline-level="3">4. Andreessen Horowitz (a16z)</text:h>
      <text:p text:style-name="P3"><text:span text:style-name="Strong_20_Emphasis">Focus:</text:span> AI, enterprise software, platform businesses, defense practice<text:line-break/><text:span text:style-name="Strong_20_Emphasis">Notable Investments:</text:span> Anduril, GitHub, Airbnb, OpenAI<text:line-break/><text:span text:style-name="Strong_20_Emphasis">Why Good Fit:</text:span> New defense practice, strong AI/platform thesis, huge fund</text:p>
      <text:p text:style-name="P3"><text:span text:style-name="Strong_20_Emphasis">Partners to Target:</text:span></text:p>
      <text:list text:style-name="L10">
        <text:list-item>
          <text:p text:style-name="P24"><text:span text:style-name="Strong_20_Emphasis">Katherine Boyle</text:span> (General Partner, American Dynamism - defense focus) </text:p>
        </text:list-item>
        <text:list-item>
          <text:p text:style-name="P24"><text:span text:style-name="Strong_20_Emphasis">Marc Andreessen</text:span> (Co-founder, platform investments) </text:p>
        </text:list-item>
        <text:list-item>
          <text:p text:style-name="P25"><text:span text:style-name="Strong_20_Emphasis">David Ulevitch</text:span> (General Partner, enterprise/infrastructure) </text:p>
        </text:list-item>
      </text:list>
      <text:p text:style-name="P3"><text:span text:style-name="Strong_20_Emphasis">Contact Information:</text:span></text:p>
      <text:list text:style-name="L11">
        <text:list-item>
          <text:p text:style-name="P26">Website: a16z.com </text:p>
        </text:list-item>
        <text:list-item>
          <text:p text:style-name="P26">General Email: info@a16z.com </text:p>
        </text:list-item>
        <text:list-item>
          <text:p text:style-name="P26">Address: 2865 Sand Hill Road, Suite 101, Menlo Park, CA 94025 </text:p>
        </text:list-item>
        <text:list-item>
          <text:p text:style-name="P27">Phone: (650) 687-3000 </text:p>
        </text:list-item>
      </text:list>
      <text:p text:style-name="P3"><text:span text:style-name="Strong_20_Emphasis">Approach:</text:span></text:p>
      <text:list text:style-name="L12">
        <text:list-item>
          <text:p text:style-name="P28">Emphasize: Platform economics (Android parallel), network effects </text:p>
        </text:list-item>
        <text:list-item>
          <text:p text:style-name="P28">Hook: "The first platform for humanoid robotics - we're building the Android" </text:p>
        </text:list-item>
        <text:list-item>
          <text:p text:style-name="P29">Reference: Their GitHub acquisition thesis (platform for developers) </text:p>
        </text:list-item>
      </text:list>
      <text:p text:style-name="P4"/>
      <text:h text:style-name="P5" text:outline-level="3">5. Khosla Ventures</text:h>
      <text:p text:style-name="P3"><text:span text:style-name="Strong_20_Emphasis">Focus:</text:span> Transformational technology, platform plays, contrarian bets<text:line-break/><text:span text:style-name="Strong_20_Emphasis">Notable Investments:</text:span> Square, DoorDash, Affirm, OpenAI<text:line-break/><text:span text:style-name="Strong_20_Emphasis">Why Good Fit:</text:span> Vinod Khosla loves big, contrarian platform plays</text:p>
      <text:p text:style-name="P3"><text:span text:style-name="Strong_20_Emphasis">Partners to Target:</text:span></text:p>
      <text:list text:style-name="L13">
        <text:list-item>
          <text:p text:style-name="P30"><text:span text:style-name="Strong_20_Emphasis">Vinod Khosla</text:span> (Founder, takes meetings with compelling founders) </text:p>
        </text:list-item>
        <text:list-item>
          <text:p text:style-name="P30"><text:span text:style-name="Strong_20_Emphasis">Samir Kaul</text:span> (Managing Director, deep tech) </text:p>
        </text:list-item>
        <text:list-item>
          <text:p text:style-name="P31"><text:span text:style-name="Strong_20_Emphasis">Alex Morgan</text:span> (Partner, AI/ML focus) </text:p>
        </text:list-item>
      </text:list>
      <text:p text:style-name="P3"><text:span text:style-name="Strong_20_Emphasis">Contact Information:</text:span></text:p>
      <text:list text:style-name="L14">
        <text:list-item>
          <text:p text:style-name="P32">Website: khoslaventures.com </text:p>
        </text:list-item>
        <text:list-item>
          <text:p text:style-name="P32">General Email: info@khoslaventures.com </text:p>
        </text:list-item>
        <text:list-item>
          <text:p text:style-name="P32">Address: 2128 Sand Hill Road, Menlo Park, CA 94025 </text:p>
        </text:list-item>
        <text:list-item>
          <text:p text:style-name="P33">Phone: (650) 854-4820 </text:p>
        </text:list-item>
      </text:list>
      <text:p text:style-name="P3"><text:span text:style-name="Strong_20_Emphasis">Approach:</text:span></text:p>
      <text:list text:style-name="L15">
        <text:list-item>
          <text:p text:style-name="P34">Emphasize: Platform play, massive market ($24T), multiple paths to victory </text:p>
        </text:list-item>
        <text:list-item>
          <text:p text:style-name="P34">Hook: "The Android for robotics - capturing platform value, not hardware" </text:p>
        </text:list-item>
        <text:list-item>
          <text:p text:style-name="P35">Reference: Your proven execution (trading system 403% returns) </text:p>
        </text:list-item>
      </text:list>
      <text:p text:style-name="P4"/>
      <text:h text:style-name="P5" text:outline-level="3">6. General Catalyst</text:h>
      <text:p text:style-name="P3"><text:span text:style-name="Strong_20_Emphasis">Focus:</text:span> Platform businesses, enterprise, AI infrastructure<text:line-break/><text:span text:style-name="Strong_20_Emphasis">Notable Investments:</text:span> Airbnb, Stripe, Snap, HubSpot<text:line-break/><text:span text:style-name="Strong_20_Emphasis">Why Good Fit:</text:span> Strong platform thesis, enterprise focus, large fund</text:p>
      <text:p text:style-name="P3"><text:span text:style-name="Strong_20_Emphasis">Partners to Target:</text:span></text:p>
      <text:list text:style-name="L16">
        <text:list-item>
          <text:p text:style-name="P36"><text:span text:style-name="Strong_20_Emphasis">Hemant Taneja</text:span> (CEO, managing director) </text:p>
        </text:list-item>
        <text:list-item>
          <text:p text:style-name="P36"><text:span text:style-name="Strong_20_Emphasis">Deep Nishar</text:span> (Managing Director, platform focus) </text:p>
        </text:list-item>
        <text:list-item>
          <text:p text:style-name="P37"><text:span text:style-name="Strong_20_Emphasis">Niko Bonatsos</text:span> (Managing Director, AI/ML) </text:p>
        </text:list-item>
      </text:list>
      <text:p text:style-name="P3"><text:span text:style-name="Strong_20_Emphasis">Contact Information:</text:span></text:p>
      <text:list text:style-name="L17">
        <text:list-item>
          <text:p text:style-name="P38">Website: generalcatalyst.com </text:p>
        </text:list-item>
        <text:list-item>
          <text:p text:style-name="P38"><text:soft-page-break/>General Email: info@generalcatalyst.com </text:p>
        </text:list-item>
        <text:list-item>
          <text:p text:style-name="P38">Address: 20 University Road, Cambridge, MA 02138 </text:p>
        </text:list-item>
        <text:list-item>
          <text:p text:style-name="P38">Phone: (617) 234-7000 </text:p>
        </text:list-item>
        <text:list-item>
          <text:p text:style-name="P39">SF Office: 555 Bryant Street, Suite 150, Palo Alto, CA 94301 </text:p>
        </text:list-item>
      </text:list>
      <text:p text:style-name="P3"><text:span text:style-name="Strong_20_Emphasis">Approach:</text:span></text:p>
      <text:list text:style-name="L18">
        <text:list-item>
          <text:p text:style-name="P40">Emphasize: Platform economics, recurring revenue, network effects </text:p>
        </text:list-item>
        <text:list-item>
          <text:p text:style-name="P40">Hook: "The infrastructure layer for physical AI - like AWS for robotics" </text:p>
        </text:list-item>
        <text:list-item>
          <text:p text:style-name="P41">Reference: Their Stripe investment (infrastructure platform play) </text:p>
        </text:list-item>
      </text:list>
      <text:p text:style-name="P4"/>
      <text:h text:style-name="P2" text:outline-level="2">TIER 3 - STRONG FITS (Top-Tier Generalists)</text:h>
      <text:h text:style-name="P5" text:outline-level="3">7. Sequoia Capital</text:h>
      <text:p text:style-name="P3"><text:span text:style-name="Strong_20_Emphasis">Focus:</text:span> Generalist, platform businesses, transformational companies<text:line-break/><text:span text:style-name="Strong_20_Emphasis">Notable Investments:</text:span> Apple, Google, Airbnb, DoorDash, OpenAI<text:line-break/><text:span text:style-name="Strong_20_Emphasis">Why Good Fit:</text:span> Legendary platform investors, huge fund, global reach</text:p>
      <text:p text:style-name="P3"><text:span text:style-name="Strong_20_Emphasis">Partners to Target:</text:span></text:p>
      <text:list text:style-name="L19">
        <text:list-item>
          <text:p text:style-name="P42"><text:span text:style-name="Strong_20_Emphasis">Roelof Botha</text:span> (Senior Partner, platform focus) </text:p>
        </text:list-item>
        <text:list-item>
          <text:p text:style-name="P42"><text:span text:style-name="Strong_20_Emphasis">Alfred Lin</text:span> (Partner, marketplace/platform expert) </text:p>
        </text:list-item>
        <text:list-item>
          <text:p text:style-name="P43"><text:span text:style-name="Strong_20_Emphasis">Shaun Maguire</text:span> (Partner, deep tech, quantum background) </text:p>
        </text:list-item>
      </text:list>
      <text:p text:style-name="P3"><text:span text:style-name="Strong_20_Emphasis">Contact Information:</text:span></text:p>
      <text:list text:style-name="L20">
        <text:list-item>
          <text:p text:style-name="P44">Website: sequoiacap.com </text:p>
        </text:list-item>
        <text:list-item>
          <text:p text:style-name="P44">General Email: <text:span text:style-name="Emphasis">Use warm intro if possible</text:span> </text:p>
        </text:list-item>
        <text:list-item>
          <text:p text:style-name="P44">Address: 2800 Sand Hill Road, Suite 101, Menlo Park, CA 94025 </text:p>
        </text:list-item>
        <text:list-item>
          <text:p text:style-name="P45">Phone: (650) 854-3927 </text:p>
        </text:list-item>
      </text:list>
      <text:p text:style-name="P3"><text:span text:style-name="Strong_20_Emphasis">Approach:</text:span></text:p>
      <text:list text:style-name="L21">
        <text:list-item>
          <text:p text:style-name="P46">Emphasize: Platform play (Android comparison), winner-takes-most </text:p>
        </text:list-item>
        <text:list-item>
          <text:p text:style-name="P46">Hook: "The defining platform for physical AI - Sequoia's next Google" </text:p>
        </text:list-item>
        <text:list-item>
          <text:p text:style-name="P47">Need: Warm introduction (highly selective, rarely take cold emails) </text:p>
        </text:list-item>
      </text:list>
      <text:p text:style-name="P4"/>
      <text:h text:style-name="P5" text:outline-level="3">8. Greylock Partners</text:h>
      <text:p text:style-name="P3"><text:span text:style-name="Strong_20_Emphasis">Focus:</text:span> Enterprise, platforms, AI/ML applications<text:line-break/><text:span text:style-name="Strong_20_Emphasis">Notable Investments:</text:span> Airbnb, LinkedIn, Facebook, Workday<text:line-break/><text:span text:style-name="Strong_20_Emphasis">Why Good Fit:</text:span> Strong platform thesis, enterprise focus</text:p>
      <text:p text:style-name="P3"><text:span text:style-name="Strong_20_Emphasis">Partners to Target:</text:span></text:p>
      <text:list text:style-name="L22">
        <text:list-item>
          <text:p text:style-name="P48"><text:span text:style-name="Strong_20_Emphasis">Reid Hoffman</text:span> (Partner, platform expert, LinkedIn founder) </text:p>
        </text:list-item>
        <text:list-item>
          <text:p text:style-name="P48"><text:span text:style-name="Strong_20_Emphasis">Jerry Chen</text:span> (Partner, enterprise infrastructure) </text:p>
        </text:list-item>
        <text:list-item>
          <text:p text:style-name="P49"><text:span text:style-name="Strong_20_Emphasis">Sarah Guo</text:span> (Former partner, now at Conviction - but Greylock still relevant) </text:p>
        </text:list-item>
      </text:list>
      <text:p text:style-name="P3"><text:span text:style-name="Strong_20_Emphasis">Contact Information:</text:span></text:p>
      <text:list text:style-name="L23">
        <text:list-item>
          <text:p text:style-name="P50">Website: greylock.com </text:p>
        </text:list-item>
        <text:list-item>
          <text:p text:style-name="P50">General Email: info@greylock.com </text:p>
        </text:list-item>
        <text:list-item>
          <text:p text:style-name="P50">Address: 2550 Sand Hill Road, Suite 200, Menlo Park, CA 94025 </text:p>
        </text:list-item>
        <text:list-item>
          <text:p text:style-name="P51">Phone: (650) 493-5525 </text:p>
        </text:list-item>
      </text:list>
      <text:p text:style-name="P3"><text:span text:style-name="Strong_20_Emphasis">Approach:</text:span></text:p>
      <text:list text:style-name="L24">
        <text:list-item>
          <text:p text:style-name="P52">Emphasize: Platform for developers, ecosystem play </text:p>
        </text:list-item>
        <text:list-item>
          <text:p text:style-name="P52">Hook: "The LinkedIn for robotics - professional platform for physical AI" </text:p>
        </text:list-item>
        <text:list-item>
          <text:p text:style-name="P53">Reference: Reid Hoffman's platform thinking (network effects) </text:p>
        </text:list-item>
      </text:list>
      <text:p text:style-name="P4"/>
      <text:h text:style-name="P5" text:outline-level="3">9. Lightspeed Venture Partners</text:h>
      <text:p text:style-name="P3"><text:span text:style-name="Strong_20_Emphasis">Focus:</text:span> Enterprise, consumer, platform businesses<text:line-break/><text:span text:style-name="Strong_20_Emphasis">Notable Investments:</text:span> Snap, Affirm, Nutanix, Epic Games<text:line-break/><text:span text:style-name="Strong_20_Emphasis">Why Good Fit:</text:span> Large fund, generalist with platform expertise</text:p>
      <text:p text:style-name="P3"><text:span text:style-name="Strong_20_Emphasis">Partners to Target:</text:span></text:p>
      <text:list text:style-name="L25">
        <text:list-item>
          <text:p text:style-name="P54"><text:span text:style-name="Strong_20_Emphasis">Jeremy Liew</text:span> (Partner, consumer platforms) </text:p>
        </text:list-item>
        <text:list-item>
          <text:p text:style-name="P54"><text:span text:style-name="Strong_20_Emphasis">Gaurav Gupta</text:span> (Partner, enterprise) </text:p>
        </text:list-item>
        <text:list-item>
          <text:p text:style-name="P55"><text:span text:style-name="Strong_20_Emphasis">Amy Wu</text:span> (Partner, crypto/emerging tech) </text:p>
        </text:list-item>
      </text:list>
      <text:p text:style-name="P3"><text:span text:style-name="Strong_20_Emphasis">Contact Information:</text:span></text:p>
      <text:list text:style-name="L26">
        <text:list-item>
          <text:p text:style-name="P56"><text:soft-page-break/>Website: lsvp.com </text:p>
        </text:list-item>
        <text:list-item>
          <text:p text:style-name="P56">General Email: info@lsvp.com </text:p>
        </text:list-item>
        <text:list-item>
          <text:p text:style-name="P56">Address: 2200 Sand Hill Road, Menlo Park, CA 94025 </text:p>
        </text:list-item>
        <text:list-item>
          <text:p text:style-name="P57">Phone: (650) 234-8300 </text:p>
        </text:list-item>
      </text:list>
      <text:p text:style-name="P3"><text:span text:style-name="Strong_20_Emphasis">Approach:</text:span></text:p>
      <text:list text:style-name="L27">
        <text:list-item>
          <text:p text:style-name="P58">Emphasize: Consumer + enterprise platform, dual revenue streams </text:p>
        </text:list-item>
        <text:list-item>
          <text:p text:style-name="P59">Hook: "The Snap of robotics - platform that becomes part of daily life" </text:p>
        </text:list-item>
      </text:list>
      <text:p text:style-name="P4"/>
      <text:h text:style-name="P5" text:outline-level="3">10. Accel</text:h>
      <text:p text:style-name="P3"><text:span text:style-name="Strong_20_Emphasis">Focus:</text:span> Early-stage platforms, enterprise, consumer<text:line-break/><text:span text:style-name="Strong_20_Emphasis">Notable Investments:</text:span> Facebook, Slack, Spotify, DJI<text:line-break/><text:span text:style-name="Strong_20_Emphasis">Why Good Fit:</text:span> Early Facebook investor (platform expertise), DJI (robotics)</text:p>
      <text:p text:style-name="P3"><text:span text:style-name="Strong_20_Emphasis">Partners to Target:</text:span></text:p>
      <text:list text:style-name="L28">
        <text:list-item>
          <text:p text:style-name="P60"><text:span text:style-name="Strong_20_Emphasis">Andrew Braccia</text:span> (Partner, enterprise) </text:p>
        </text:list-item>
        <text:list-item>
          <text:p text:style-name="P60"><text:span text:style-name="Strong_20_Emphasis">Dan Levine</text:span> (Partner, consumer) </text:p>
        </text:list-item>
        <text:list-item>
          <text:p text:style-name="P61"><text:span text:style-name="Strong_20_Emphasis">Arun Mathew</text:span> (Partner, emerging tech) </text:p>
        </text:list-item>
      </text:list>
      <text:p text:style-name="P3"><text:span text:style-name="Strong_20_Emphasis">Contact Information:</text:span></text:p>
      <text:list text:style-name="L29">
        <text:list-item>
          <text:p text:style-name="P62">Website: accel.com </text:p>
        </text:list-item>
        <text:list-item>
          <text:p text:style-name="P62">General Email: info@accel.com </text:p>
        </text:list-item>
        <text:list-item>
          <text:p text:style-name="P62">Address: 500 University Avenue, Palo Alto, CA 94301 </text:p>
        </text:list-item>
        <text:list-item>
          <text:p text:style-name="P63">Phone: (650) 614-4800 </text:p>
        </text:list-item>
      </text:list>
      <text:p text:style-name="P3"><text:span text:style-name="Strong_20_Emphasis">Approach:</text:span></text:p>
      <text:list text:style-name="L30">
        <text:list-item>
          <text:p text:style-name="P64">Emphasize: Platform play (Facebook parallel), robotics experience (DJI) </text:p>
        </text:list-item>
        <text:list-item>
          <text:p text:style-name="P65">Hook: "The Facebook of robotics - platform that connects physical AI" </text:p>
        </text:list-item>
      </text:list>
      <text:p text:style-name="P4"/>
      <text:h text:style-name="P2" text:outline-level="2">TIER 4 - SPECIALIZED (Worth Considering)</text:h>
      <text:h text:style-name="P5" text:outline-level="3">11. DCVC (Data Collective)</text:h>
      <text:p text:style-name="P3"><text:span text:style-name="Strong_20_Emphasis">Focus:</text:span> Deep tech, data infrastructure, science-based ventures<text:line-break/><text:span text:style-name="Strong_20_Emphasis">Notable Investments:</text:span> Planet Labs, Rigetti Computing, Mashgin<text:line-break/><text:span text:style-name="Strong_20_Emphasis">Why Consider:</text:span> Deep tech focus, science-based thesis</text:p>
      <text:p text:style-name="P3"><text:span text:style-name="Strong_20_Emphasis">Contact:</text:span></text:p>
      <text:list text:style-name="L31">
        <text:list-item>
          <text:p text:style-name="P66">Website: dcvc.com </text:p>
        </text:list-item>
        <text:list-item>
          <text:p text:style-name="P66">Email: info@dcvc.com </text:p>
        </text:list-item>
        <text:list-item>
          <text:p text:style-name="P67">Address: 505 Howard Street, 2nd Floor, San Francisco, CA 94105 </text:p>
        </text:list-item>
      </text:list>
      <text:p text:style-name="P4"/>
      <text:h text:style-name="P5" text:outline-level="3">12. Eclipse Ventures</text:h>
      <text:p text:style-name="P3"><text:span text:style-name="Strong_20_Emphasis">Focus:</text:span> "Atoms not bits" - physical world technology<text:line-break/><text:span text:style-name="Strong_20_Emphasis">Notable Investments:</text:span> Lux, Bright Machines, Kespry<text:line-break/><text:span text:style-name="Strong_20_Emphasis">Why Consider:</text:span> Explicitly focused on physical world tech</text:p>
      <text:p text:style-name="P3"><text:span text:style-name="Strong_20_Emphasis">Contact:</text:span></text:p>
      <text:list text:style-name="L32">
        <text:list-item>
          <text:p text:style-name="P68">Website: eclipse.vc </text:p>
        </text:list-item>
        <text:list-item>
          <text:p text:style-name="P68">Email: info@eclipse.vc </text:p>
        </text:list-item>
        <text:list-item>
          <text:p text:style-name="P69">Address: 2884 Sand Hill Road, Suite 100, Menlo Park, CA 94025 </text:p>
        </text:list-item>
      </text:list>
      <text:p text:style-name="P4"/>
      <text:h text:style-name="P5" text:outline-level="3">13. Root Ventures</text:h>
      <text:p text:style-name="P3"><text:span text:style-name="Strong_20_Emphasis">Focus:</text:span> Deep tech, hard tech, science-based<text:line-break/><text:span text:style-name="Strong_20_Emphasis">Notable Investments:</text:span> Lattice, Boom Supersonic, Solugen<text:line-break/><text:span text:style-name="Strong_20_Emphasis">Why Consider:</text:span> "Contrarian and technical" thesis</text:p>
      <text:p text:style-name="P3"><text:span text:style-name="Strong_20_Emphasis">Contact:</text:span></text:p>
      <text:list text:style-name="L33">
        <text:list-item>
          <text:p text:style-name="P70">Website: root.vc </text:p>
        </text:list-item>
        <text:list-item>
          <text:p text:style-name="P70">Email: hello@root.vc </text:p>
        </text:list-item>
        <text:list-item>
          <text:p text:style-name="P71">Address: 1 Letterman Drive, Building C, Suite 1650, San Francisco, CA 94129 </text:p>
        </text:list-item>
      </text:list>
      <text:p text:style-name="P4"/>
      <text:h text:style-name="P5" text:outline-level="3"><text:soft-page-break/>14. Felicis Ventures</text:h>
      <text:p text:style-name="P3"><text:span text:style-name="Strong_20_Emphasis">Focus:</text:span> Early-stage, platform businesses, contrarian<text:line-break/><text:span text:style-name="Strong_20_Emphasis">Notable Investments:</text:span> Shopify, Notion, Cruise, Plaid<text:line-break/><text:span text:style-name="Strong_20_Emphasis">Why Consider:</text:span> Strong platform thesis, robotics experience (Cruise)</text:p>
      <text:p text:style-name="P3"><text:span text:style-name="Strong_20_Emphasis">Contact:</text:span></text:p>
      <text:list text:style-name="L34">
        <text:list-item>
          <text:p text:style-name="P72">Website: felicis.com </text:p>
        </text:list-item>
        <text:list-item>
          <text:p text:style-name="P72">Email: info@felicis.com </text:p>
        </text:list-item>
        <text:list-item>
          <text:p text:style-name="P73">Address: 2200 Sand Hill Road, Menlo Park, CA 94025 </text:p>
        </text:list-item>
      </text:list>
      <text:p text:style-name="P4"/>
      <text:h text:style-name="P5" text:outline-level="3">15. NFX (James Currier)</text:h>
      <text:p text:style-name="P3"><text:span text:style-name="Strong_20_Emphasis">Focus:</text:span> Network effects, platform businesses<text:line-break/><text:span text:style-name="Strong_20_Emphasis">Notable Investments:</text:span> Lyft, Trulia, Patreon<text:line-break/><text:span text:style-name="Strong_20_Emphasis">Why Consider:</text:span> Exclusively focused on network effect businesses</text:p>
      <text:p text:style-name="P3"><text:span text:style-name="Strong_20_Emphasis">Contact:</text:span></text:p>
      <text:list text:style-name="L35">
        <text:list-item>
          <text:p text:style-name="P74">Website: nfx.com </text:p>
        </text:list-item>
        <text:list-item>
          <text:p text:style-name="P74">Email: <text:span text:style-name="Emphasis">Use warm intro</text:span> </text:p>
        </text:list-item>
        <text:list-item>
          <text:p text:style-name="P75">Address: 2950 South Delaware Street, Suite 200, San Mateo, CA 94403 </text:p>
        </text:list-item>
      </text:list>
      <text:p text:style-name="P4"/>
      <text:h text:style-name="P2" text:outline-level="2">OUTREACH STRATEGY</text:h>
      <text:h text:style-name="P5" text:outline-level="3">Phase 1: Top 6 Firms (Week 1)</text:h>
      <text:p text:style-name="P3"><text:span text:style-name="Strong_20_Emphasis">Send Comprehensive Email:</text:span></text:p>
      <text:list text:style-name="L36">
        <text:list-item>
          <text:p text:style-name="P76">Founders Fund (Trae Stephens) </text:p>
        </text:list-item>
        <text:list-item>
          <text:p text:style-name="P76">Lux Capital (Josh Wolfe) </text:p>
        </text:list-item>
        <text:list-item>
          <text:p text:style-name="P76">Shield Capital (Raj Shah) </text:p>
        </text:list-item>
        <text:list-item>
          <text:p text:style-name="P76">Andreessen Horowitz (Katherine Boyle) </text:p>
        </text:list-item>
        <text:list-item>
          <text:p text:style-name="P76">Khosla Ventures (Vinod Khosla/Samir Kaul) </text:p>
        </text:list-item>
        <text:list-item>
          <text:p text:style-name="P77">General Catalyst (Hemant Taneja) </text:p>
        </text:list-item>
      </text:list>
      <text:p text:style-name="P3"><text:span text:style-name="Strong_20_Emphasis">Timeline:</text:span> Send Monday morning, follow up Wednesday if no response</text:p>
      <text:p text:style-name="P4"/>
      <text:h text:style-name="P5" text:outline-level="3">Phase 2: Next 4 Firms (Week 2)</text:h>
      <text:p text:style-name="P3"><text:span text:style-name="Strong_20_Emphasis">If Need More Options:</text:span> 7. Sequoia (need warm intro first) 8. Greylock 9. Lightspeed 10. Accel</text:p>
      <text:p text:style-name="P4"/>
      <text:h text:style-name="P5" text:outline-level="3">Phase 3: Specialized Firms (If Needed)</text:h>
      <text:p text:style-name="P3"><text:span text:style-name="Strong_20_Emphasis">If Top Tiers Pass:</text:span> 11-15. DCVC, Eclipse, Root, Felicis, NFX</text:p>
      <text:p text:style-name="P4"/>
      <text:h text:style-name="P2" text:outline-level="2">EMAIL SENDING TIPS</text:h>
      <text:h text:style-name="P5" text:outline-level="3">Best Times to Send:</text:h>
      <text:list text:style-name="L37">
        <text:list-item>
          <text:p text:style-name="P78"><text:span text:style-name="Strong_20_Emphasis">Tuesday-Thursday mornings</text:span> (7-9 AM Pacific) </text:p>
        </text:list-item>
        <text:list-item>
          <text:p text:style-name="P78">Avoid Mondays (inbox overload) </text:p>
        </text:list-item>
        <text:list-item>
          <text:p text:style-name="P78">Avoid Fridays (people check out early) </text:p>
        </text:list-item>
        <text:list-item>
          <text:p text:style-name="P79">Avoid late afternoons (won't read until next day) </text:p>
        </text:list-item>
      </text:list>
      <text:h text:style-name="P5" text:outline-level="3">Subject Line Options:</text:h>
      <text:list text:style-name="L38">
        <text:list-item>
          <text:p text:style-name="P80">"The Platform Play for Humanoid Robotics - US-Israel Partnership" </text:p>
        </text:list-item>
        <text:list-item>
          <text:p text:style-name="P80">"Building the Android for Robots - 403% Proven Execution" </text:p>
        </text:list-item>
        <text:list-item>
          <text:p text:style-name="P81">"The OS for Humanoid Robotics - Military + Civilian Platform" </text:p>
        </text:list-item>
      </text:list>
      <text:h text:style-name="P5" text:outline-level="3">Follow-Up Strategy:</text:h>
      <text:list text:style-name="L39">
        <text:list-item>
          <text:p text:style-name="P82">No response after 3 days → Follow up email </text:p>
        </text:list-item>
        <text:list-item>
          <text:p text:style-name="P82">No response after 7 days → LinkedIn message to partner </text:p>
        </text:list-item>
        <text:list-item>
          <text:p text:style-name="P83">No response after 14 days → Move on, they're not interested </text:p>
        </text:list-item>
      </text:list>
      <text:h text:style-name="P5" text:outline-level="3"><text:soft-page-break/>Meeting Requests:</text:h>
      <text:list text:style-name="L40">
        <text:list-item>
          <text:p text:style-name="P84">Offer in-person meeting in SF (you can visit) </text:p>
        </text:list-item>
        <text:list-item>
          <text:p text:style-name="P84">Offer video call with captions (due to hearing) </text:p>
        </text:list-item>
        <text:list-item>
          <text:p text:style-name="P84">Offer phone with follow-up written summary </text:p>
        </text:list-item>
        <text:list-item>
          <text:p text:style-name="P85"><text:span text:style-name="Strong_20_Emphasis">In-person preferred</text:span> (shows commitment, builds trust) </text:p>
        </text:list-item>
      </text:list>
      <text:p text:style-name="P4"/>
      <text:h text:style-name="P2" text:outline-level="2">WARM INTRODUCTION SOURCES</text:h>
      <text:h text:style-name="P5" text:outline-level="3">If You Have Connections:</text:h>
      <text:list text:style-name="L41">
        <text:list-item>
          <text:p text:style-name="P86">Other founders they've invested in </text:p>
        </text:list-item>
        <text:list-item>
          <text:p text:style-name="P86">Portfolio company executives </text:p>
        </text:list-item>
        <text:list-item>
          <text:p text:style-name="P86">Other VCs (cross-referrals common) </text:p>
        </text:list-item>
        <text:list-item>
          <text:p text:style-name="P86">Advisors/mentors in ecosystem </text:p>
        </text:list-item>
        <text:list-item>
          <text:p text:style-name="P86">University connections (Stanford, Berkeley) </text:p>
        </text:list-item>
        <text:list-item>
          <text:p text:style-name="P87">Israeli tech community (strong SF presence) </text:p>
        </text:list-item>
      </text:list>
      <text:h text:style-name="P5" text:outline-level="3">LinkedIn Strategy:</text:h>
      <text:list text:style-name="L42">
        <text:list-item>
          <text:p text:style-name="P88">Connect with partners before sending email </text:p>
        </text:list-item>
        <text:list-item>
          <text:p text:style-name="P88">Engage with their posts (thoughtful comments) </text:p>
        </text:list-item>
        <text:list-item>
          <text:p text:style-name="P88">Reference shared connections in intro </text:p>
        </text:list-item>
        <text:list-item>
          <text:p text:style-name="P89"><text:span text:style-name="Strong_20_Emphasis">Warm intro 10x better than cold email</text:span> </text:p>
        </text:list-item>
      </text:list>
      <text:p text:style-name="P4"/>
      <text:h text:style-name="P2" text:outline-level="2">TRACKING SPREADSHEET (Recommended)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Firm</text:p>
            </table:table-cell>
            <table:table-cell table:style-name="Table1.A1" office:value-type="string">
              <text:p text:style-name="Table_20_Heading">Partner</text:p>
            </table:table-cell>
            <table:table-cell table:style-name="Table1.A1" office:value-type="string">
              <text:p text:style-name="Table_20_Heading">Email Sent</text:p>
            </table:table-cell>
            <table:table-cell table:style-name="Table1.A1" office:value-type="string">
              <text:p text:style-name="Table_20_Heading">Response</text:p>
            </table:table-cell>
            <table:table-cell table:style-name="Table1.A1" office:value-type="string">
              <text:p text:style-name="Table_20_Heading">Meeting</text:p>
            </table:table-cell>
            <table:table-cell table:style-name="Table1.A1" office:value-type="string">
              <text:p text:style-name="Table_20_Heading">Status</text:p>
            </table:table-cell>
            <table:table-cell table:style-name="Table1.A1" office:value-type="string">
              <text:p text:style-name="Table_20_Heading">Notes</text:p>
            </table:table-cell>
          </table:table-row>
        </table:table-header-rows>
        <table:table-row>
          <table:table-cell table:style-name="Table1.A1" office:value-type="string">
            <text:p text:style-name="Table_20_Contents">Founders Fund</text:p>
          </table:table-cell>
          <table:table-cell table:style-name="Table1.A1" office:value-type="string">
            <text:p text:style-name="Table_20_Contents">Trae Stephens</text:p>
          </table:table-cell>
          <table:table-cell table:style-name="Table1.A1" office:value-type="string">
            <text:p text:style-name="Table_20_Contents">Nov 25</text:p>
          </table:table-cell>
          <table:table-cell table:style-name="Table1.A1" office:value-type="string">
            <text:p text:style-name="Table_20_Contents">Nov 27</text:p>
          </table:table-cell>
          <table:table-cell table:style-name="Table1.A1" office:value-type="string">
            <text:p text:style-name="Table_20_Contents">Dec 1</text:p>
          </table:table-cell>
          <table:table-cell table:style-name="Table1.A1" office:value-type="string">
            <text:p text:style-name="Table_20_Contents">Interested</text:p>
          </table:table-cell>
          <table:table-cell table:style-name="Table1.A1" office:value-type="string">
            <text:p text:style-name="Table_20_Contents">Wants military detail</text:p>
          </table:table-cell>
        </table:table-row>
        <table:table-row>
          <table:table-cell table:style-name="Table1.A1" office:value-type="string">
            <text:p text:style-name="Table_20_Contents">Lux Capital</text:p>
          </table:table-cell>
          <table:table-cell table:style-name="Table1.A1" office:value-type="string">
            <text:p text:style-name="Table_20_Contents">Josh Wolfe</text:p>
          </table:table-cell>
          <table:table-cell table:style-name="Table1.A1" office:value-type="string">
            <text:p text:style-name="Table_20_Contents">Nov 25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Waiting</text:p>
          </table:table-cell>
          <table:table-cell table:style-name="Table1.A1" office:value-type="string">
            <text:p text:style-name="Table_20_Contents">-</text:p>
          </table:table-cell>
        </table:table-row>
        <table:table-row>
          <table:table-cell table:style-name="Table1.A1" office:value-type="string">
            <text:p text:style-name="Table_20_Contents">Shield Capital</text:p>
          </table:table-cell>
          <table:table-cell table:style-name="Table1.A1" office:value-type="string">
            <text:p text:style-name="Table_20_Contents">Raj Shah</text:p>
          </table:table-cell>
          <table:table-cell table:style-name="Table1.A1" office:value-type="string">
            <text:p text:style-name="Table_20_Contents">Nov 25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Waiting</text:p>
          </table:table-cell>
          <table:table-cell table:style-name="Table1.A1" office:value-type="string">
            <text:p text:style-name="Table_20_Contents">-</text:p>
          </table:table-cell>
        </table:table-row>
      </table:table>
      <text:p text:style-name="P4"/>
      <text:h text:style-name="P2" text:outline-level="2">RED FLAGS TO AVOID</text:h>
      <text:h text:style-name="P5" text:outline-level="3">Don't Say:</text:h>
      <text:p text:style-name="P3">❌ "We're pre-revenue" (say "12 months to operational")<text:line-break/>❌ "We need to figure out..." (say "We're developing...")<text:line-break/>❌ "Maybe we could..." (say "We will...")<text:line-break/>❌ "I'm not sure about..." (say "We're exploring...")<text:line-break/>❌ "This is just an idea" (say "Complete strategic vision with proof")</text:p>
      <text:h text:style-name="P5" text:outline-level="3">Do Say:</text:h>
      <text:p text:style-name="P3">✅ "Live trading system proves execution"<text:line-break/>✅ "Multiple paths to victory"<text:line-break/>✅ "12-month timeline to operational"<text:line-break/>✅ "US-Israel strategic partnership"<text:line-break/>✅ "Platform economics with 60-80% margins"</text:p>
      <text:p text:style-name="P4"/>
      <text:h text:style-name="P2" text:outline-level="2">QUICK REFERENCE: BEST BETS</text:h>
      <text:p text:style-name="P3"><text:span text:style-name="Strong_20_Emphasis">If you can only contact 3:</text:span></text:p>
      <text:list text:style-name="L43">
        <text:list-item>
          <text:p text:style-name="P90"><text:span text:style-name="Strong_20_Emphasis">Founders Fund</text:span> (defense tech, Peter Thiel) </text:p>
        </text:list-item>
        <text:list-item>
          <text:p text:style-name="P90"><text:span text:style-name="Strong_20_Emphasis">Lux Capital</text:span> (dual-use, Josh Wolfe) </text:p>
        </text:list-item>
        <text:list-item>
          <text:p text:style-name="P91"><text:span text:style-name="Strong_20_Emphasis">Khosla Ventures</text:span> (platform plays, Vinod Khosla) </text:p>
        </text:list-item>
      </text:list>
      <text:p text:style-name="P3"><text:span text:style-name="Strong_20_Emphasis">If you can contact 6:</text:span> Add: 4. <text:span text:style-name="Strong_20_Emphasis">Shield Capital</text:span> (national security focus) 5. <text:span text:style-name="Strong_20_Emphasis">Andreessen Horowitz</text:span> (Katherine Boyle defense practice) 6. <text:span text:style-name="Strong_20_Emphasis">General Catalyst</text:span> (platform economics)</text:p>
      <text:p text:style-name="P3"><text:span text:style-name="Strong_20_Emphasis">If you want 10 conversations:</text:span> Add: 7. <text:span text:style-name="Strong_20_Emphasis">Sequoia</text:span> (legendary, need warm intro) 8. <text:span text:style-name="Strong_20_Emphasis">Greylock</text:span> (Reid Hoffman platform expertise) 9. <text:span text:style-name="Strong_20_Emphasis">Lightspeed</text:span> (generalist with platform focus) 10. <text:span text:style-name="Strong_20_Emphasis">Accel</text:span> (Facebook + DJI experience)</text:p>
      <text:p text:style-name="P4"/>
      <text:h text:style-name="P2" text:outline-level="2"><text:soft-page-break/>SUCCESS METRICS</text:h>
      <text:h text:style-name="P5" text:outline-level="3">Week 1-2:</text:h>
      <text:list text:style-name="L44">
        <text:list-item>
          <text:p text:style-name="P92"><text:span text:style-name="Strong_20_Emphasis">Goal:</text:span> 30% response rate (3-5 responses from 10 emails) </text:p>
        </text:list-item>
        <text:list-item>
          <text:p text:style-name="P92"><text:span text:style-name="Strong_20_Emphasis">Good:</text:span> 2 meetings scheduled </text:p>
        </text:list-item>
        <text:list-item>
          <text:p text:style-name="P93"><text:span text:style-name="Strong_20_Emphasis">Excellent:</text:span> 3+ meetings scheduled </text:p>
        </text:list-item>
      </text:list>
      <text:h text:style-name="P5" text:outline-level="3">Week 3-4:</text:h>
      <text:list text:style-name="L45">
        <text:list-item>
          <text:p text:style-name="P94"><text:span text:style-name="Strong_20_Emphasis">Goal:</text:span> 2-3 in-person meetings in SF </text:p>
        </text:list-item>
        <text:list-item>
          <text:p text:style-name="P94"><text:span text:style-name="Strong_20_Emphasis">Good:</text:span> 1 term sheet discussion </text:p>
        </text:list-item>
        <text:list-item>
          <text:p text:style-name="P95"><text:span text:style-name="Strong_20_Emphasis">Excellent:</text:span> 2 competing term sheets </text:p>
        </text:list-item>
      </text:list>
      <text:h text:style-name="P5" text:outline-level="3">Week 4-6:</text:h>
      <text:list text:style-name="L46">
        <text:list-item>
          <text:p text:style-name="P96"><text:span text:style-name="Strong_20_Emphasis">Goal:</text:span> Close lead investor </text:p>
        </text:list-item>
        <text:list-item>
          <text:p text:style-name="P96"><text:span text:style-name="Strong_20_Emphasis">Good:</text:span> $8M committed </text:p>
        </text:list-item>
        <text:list-item>
          <text:p text:style-name="P97"><text:span text:style-name="Strong_20_Emphasis">Excellent:</text:span> $10M+ oversubscribed </text:p>
        </text:list-item>
      </text:list>
      <text:p text:style-name="P4"/>
      <text:h text:style-name="P2" text:outline-level="2">YOUR ADVANTAGES</text:h>
      <text:p text:style-name="P3">✅ Can visit SF in person (huge advantage)<text:line-break/>✅ Proven execution (trading system live)<text:line-break/>✅ Clear differentiation (platform play, not hardware)<text:line-break/>✅ Multiple paths to victory (de-risks investment)<text:line-break/>✅ US-Israel partnership (strategic angle)<text:line-break/>✅ 45 years experience (credibility)<text:line-break/>✅ Urgent timing (12-month window creates FOMO)</text:p>
      <text:p text:style-name="P4"/>
      <text:h text:style-name="P2" text:outline-level="2">FINAL TIPS</text:h>
      <text:list text:style-name="L47">
        <text:list-item>
          <text:p text:style-name="P98"><text:span text:style-name="Strong_20_Emphasis">Send in batches</text:span> (don't spam all 15 at once) </text:p>
        </text:list-item>
        <text:list-item>
          <text:p text:style-name="P98"><text:span text:style-name="Strong_20_Emphasis">Personalize each email</text:span> (reference their investments) </text:p>
        </text:list-item>
        <text:list-item>
          <text:p text:style-name="P98"><text:span text:style-name="Strong_20_Emphasis">Keep it concise</text:span> (email is long but comprehensive - that's intentional) </text:p>
        </text:list-item>
        <text:list-item>
          <text:p text:style-name="P98"><text:span text:style-name="Strong_20_Emphasis">Follow up persistently</text:span> (VCs are busy, need reminders) </text:p>
        </text:list-item>
        <text:list-item>
          <text:p text:style-name="P98"><text:span text:style-name="Strong_20_Emphasis">Track everything</text:span> (spreadsheet or CRM) </text:p>
        </text:list-item>
        <text:list-item>
          <text:p text:style-name="P98"><text:span text:style-name="Strong_20_Emphasis">Be confident</text:span> (you have killer strategy + proof) </text:p>
        </text:list-item>
        <text:list-item>
          <text:p text:style-name="P99"><text:span text:style-name="Strong_20_Emphasis">Visit SF if you get 2+ meeting requests</text:span> (worth the trip) </text:p>
        </text:list-item>
      </text:list>
      <text:p text:style-name="P4"/>
      <text:p text:style-name="P3"><text:span text:style-name="Strong_20_Emphasis">You're ready to raise $8M from Silicon Valley's best!</text:span> 🚀</text:p>
      <text:p text:style-name="P3"><text:span text:style-name="Strong_20_Emphasis">Start with Founders Fund, Lux Capital, and Khosla Ventures.</text:span></text:p>
      <text:p text:style-name="P3"><text:span text:style-name="Strong_20_Emphasis">Good luck!</text:span> 💪</text:p>
      <text:p text:style-name="P10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4T16:30:58.900591100</meta:creation-date>
    <dc:date>2025-11-24T16:31:45.027311800</dc:date>
    <meta:editing-duration>PT46S</meta:editing-duration>
    <meta:editing-cycles>1</meta:editing-cycles>
    <meta:document-statistic meta:table-count="1" meta:image-count="0" meta:object-count="0" meta:page-count="7" meta:paragraph-count="299" meta:word-count="2024" meta:character-count="13661" meta:non-whitespace-character-count="11936"/>
    <meta:generator>LibreOffice/25.8.2.2$Windows_X86_64 LibreOffice_project/d401f2107ccab8f924a8e2df40f573aab7605b6f</meta:generator>
  </office:meta>
</office:document-meta>
</file>